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AVIER RODERO MARTIN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y hay productos que mostrar, el servicio debe devolver status:500 y un mensaje de error “No se encontraron productos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El servicio implementado no se ajusta a la funcionalidad descrita en el enunciado. Este servicio únicamente debe insertar un producto nuevo y no sus comentario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l servicio no borra bien los comentario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No se debe insertar comentarios a la vez que el producto, y por tanto, no se deben enviar los datos del comentario en la petició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5" calcext:value-type="float">
            <text:p>1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.75" calcext:value-type="float">
            <text:p>8,7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23:57:07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0:02:29.110000000</dc:date>
    <meta:editing-duration>PT2H12M44S</meta:editing-duration>
    <meta:editing-cycles>17</meta:editing-cycles>
    <meta:document-statistic meta:table-count="1" meta:cell-count="126" meta:object-count="0"/>
  </office:meta>
</office:document-meta>
</file>